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7344" officeooo:paragraph-rsid="00127344"/>
    </style:style>
    <style:style style:name="T1" style:family="text">
      <style:text-properties officeooo:rsid="0013a7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ptych Assignment</text:p>
      <text:p text:style-name="P1">March 2019</text:p>
      <text:p text:style-name="P1"/>
      <text:p text:style-name="P1"/>
      <text:p text:style-name="P1">Create a Diptych (a painting in two parallel parts). <text:s/>Your work must include some element of TRANSFORMATION. <text:s/><text:span text:style-name="T1">For example, a</text:span> <text:span text:style-name="T1">change could occur in a</text:span> form, a thing, <text:span text:style-name="T1">a place, </text:span>a figure, <text:span text:style-name="T1">a mood, or a narrative</text:span>. <text:s/></text:p>
      <text:p text:style-name="P1"/>
      <text:p text:style-name="P1">There is no size requirement. <text:s/>The two paintings may be small or medium sized. <text:s/>The two pieces do not need to be the same shape or size, but should relate to each other in some way. <text:s/>A suggestion is to work on wood panels if you are able to.</text:p>
      <text:p text:style-name="P1"/>
      <text:p text:style-name="P1">Bring 2 small colour studies of your proposed piece.</text:p>
      <text:p text:style-name="P1"/>
      <text:p text:style-name="P1">Art and Artists to look at:</text:p>
      <text:p text:style-name="P1"/>
      <text:p text:style-name="P1">Northern European Religious art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20:18:10.976000000</meta:creation-date>
    <dc:date>2019-03-10T23:12:17.567000000</dc:date>
    <meta:editing-duration>PT2H23M45S</meta:editing-duration>
    <meta:editing-cycles>1</meta:editing-cycles>
    <meta:document-statistic meta:table-count="0" meta:image-count="0" meta:object-count="0" meta:page-count="1" meta:paragraph-count="7" meta:word-count="109" meta:character-count="587" meta:non-whitespace-character-count="478"/>
    <meta:generator>LibreOffice/5.4.4.2$Windows_X86_64 LibreOffice_project/2524958677847fb3bb44820e40380acbe820f960</meta:generator>
  </office:meta>
</office:document-meta>
</file>